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581a0b4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522f89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5f02ef8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2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5f44f2c" style:font-weight-asian="bold" style:font-weight-complex="bold" fo:hyphenate="true" fo:hyphenation-remain-char-count="2" fo:hyphenation-push-char-count="2" loext:hyphenation-no-caps="false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519fea8" officeooo:paragraph-rsid="05f44f2c" style:font-weight-asian="normal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519fea8" officeooo:paragraph-rsid="05802a63" style:font-weight-asian="normal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581a0b4" style:font-weight-asian="normal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ee6568" officeooo:paragraph-rsid="05fdae2b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013d9b" officeooo:paragraph-rsid="06013d9b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013d9b" officeooo:paragraph-rsid="060155e1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013d9b" officeooo:paragraph-rsid="0602a189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013d9b" officeooo:paragraph-rsid="060395c7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013d9b" officeooo:paragraph-rsid="0604be71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5fb6a6b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style:font-name="Times New Roman" fo:font-size="12pt" fo:language="uk" fo:country="UA" fo:font-weight="normal" officeooo:rsid="05fb6a6b" officeooo:paragraph-rsid="05fb6a6b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5fb6a6b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9fe68c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a1ddc9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a309ab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a34ea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a659c2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a96fbf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aa8c7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5fb6a6b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ad3b2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b0f5c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b4be86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b61d55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b9912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bbfa3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bf18c5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c24448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c3cb86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c4ec32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c94e78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cb57f8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cf2497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d0824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5fb6a6b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58287f1" officeooo:paragraph-rsid="02f969cc" fo:background-color="transparent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58" style:family="paragraph" style:parent-style-name="Standard" style:list-style-name="L4" style:master-page-name="">
      <loext:graphic-properties draw:fill="none" draw:fill-gradient-name="Gradient_20_1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/>
      <style:text-properties style:font-name="Times New Roman" fo:font-size="12pt" fo:language="uk" fo:country="UA" fo:font-weight="bold" officeooo:rsid="05fb6a6b" officeooo:paragraph-rsid="05fb6a6b" fo:background-color="transparent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5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6d474af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5fbf9c8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officeooo:rsid="06123f0c"/>
    </style:style>
    <style:style style:name="T14" style:family="text">
      <style:text-properties officeooo:rsid="062b443e"/>
    </style:style>
    <style:style style:name="T15" style:family="text">
      <style:text-properties officeooo:rsid="063154be"/>
    </style:style>
    <style:style style:name="T16" style:family="text">
      <style:text-properties officeooo:rsid="06446edd"/>
    </style:style>
    <style:style style:name="T17" style:family="text">
      <style:text-properties officeooo:rsid="0644b3f3"/>
    </style:style>
    <style:style style:name="T18" style:family="text">
      <style:text-properties officeooo:rsid="06463d4d"/>
    </style:style>
    <style:style style:name="T19" style:family="text">
      <style:text-properties officeooo:rsid="0699ffa2"/>
    </style:style>
    <style:style style:name="T20" style:family="text">
      <style:text-properties officeooo:rsid="069d659b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98in" draw:visible-area-height="1.9898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9">7</text:span></text:p>
      <text:p text:style-name="P15"><text:span text:style-name="T8"><text:line-break/></text:span><text:span text:style-name="T4">з дисципліни «Організація комп’ютерних мереж</text:span><text:span text:style-name="T11">»</text:span></text:p>
      <text:p text:style-name="P19"/>
      <text:p text:style-name="P16"><text:span text:style-name="T5">на тему: </text:span><text:span text:style-name="T7">«Установка мережевої операційної системи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2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2">Дніпро, 202</text:span><text:span text:style-name="T3">2</text:span></text:p>
      <text:p text:style-name="P2"><text:span text:style-name="T6">Тема.</text:span><text:span text:style-name="T1"> Установка мережевої операційної системи.</text:span></text:p>
      <text:p text:style-name="P21">Мета.</text:p>
      <text:list xml:id="list4095131640" text:style-name="L1">
        <text:list-item>
          <text:p text:style-name="P22">Навчитися установлювати Windows NT Server.</text:p>
        </text:list-item>
        <text:list-item>
          <text:p text:style-name="P23">Під час установки Windows NT Server навчитися виявляти параметри, що попередньо обумовлені, і визначати, чи придатні вони для вашої мережі.</text:p>
        </text:list-item>
        <text:list-item>
          <text:p text:style-name="P23">Під час установки Windows NT Server навчитися вибирати потрібні параметри мережі.</text:p>
        </text:list-item>
      </text:list>
      <text:p text:style-name="P11">Порядок виконання роботи.</text:p>
      <text:list xml:id="list3307998818" text:style-name="L2">
        <text:list-item>
          <text:p text:style-name="P24">Ознайомтесь з умовами імітації установки операційної системи (Windows NT Server).</text:p>
        </text:list-item>
        <text:list-item>
          <text:p text:style-name="P24">Виконайте установку операційної системи Windows NT Server.</text:p>
        </text:list-item>
      </text:list>
      <text:p text:style-name="P59"><text:s/></text:p>
      <text:p text:style-name="P59">Опис послідовності установки операційної системи Windows NT Server</text:p>
      <text:list xml:id="list3153667609" text:style-name="L4">
        <text:list-header>
          <text:p text:style-name="P58">Зробіть копію файлів Windows NT Server:</text:p>
        </text:list-header>
        <text:list-item>
          <text:p text:style-name="P33">Двічі клацнути значок Lab_oc. <text:span text:style-name="T15">Відк</text:span>риється вікно Introduction to Windows NT Server Lab.</text:p>
        </text:list-item>
        <text:list-item>
          <text:p text:style-name="P33">Прочитайте введення в лабораторну роботу, а потім клацніть кнопку Start Setup Lab.</text:p>
        </text:list-item>
        <text:list-item>
          <text:p text:style-name="P33">Вивчивши екран Welcom<text:span text:style-name="T13">e</text:span>, натисніть ENTER для продовження установки.</text:p>
        </text:list-item>
        <text:list-item>
          <text:p text:style-name="P33"><text:span text:style-name="T17">Оберіть варіант установки (швидкий), н</text:span>атисніть ENTER.</text:p>
        </text:list-item>
        <text:list-item>
          <text:p text:style-name="P33">Натисніть ENTER для продовження установки <text:span text:style-name="T18">(</text:span><text:span text:style-name="T20">після </text:span><text:span text:style-name="T18">встановлення диск</text:span><text:span text:style-name="T20">у</text:span><text:span text:style-name="T16">)</text:span>.</text:p>
        </text:list-item>
        <text:list-item>
          <text:p text:style-name="P34">З’явиться екран з інформацією про те, що програма установки виявила у вашій системі контролер жорсткого диска фірми Adaptec (імітація). Натисніть ENTER для продовження установки</text:p>
        </text:list-item>
        <text:list-item>
          <text:p text:style-name="P35">З’явиться екран, який вказує, що Windows NT може бути установлена або з компакт-диска, або з 3,5” гнучких дисків. Натисніть ENTER для продовження установки.</text:p>
        </text:list-item>
        <text:list-item>
          <text:p text:style-name="P36">З’явиться екран, <text:span text:style-name="T14">який </text:span>пропону<text:span text:style-name="T14">є</text:span> вибрати розділ диска або створити новий, на котрий ви бажаєте установити Windows NT Server. Натисніть ENTER для продовження установки.</text:p>
        </text:list-item>
        <text:list-item>
          <text:p text:style-name="P37">Зробіть вибір згідно з інструкціями на екрані, а потім натисніть ENTER.</text:p>
        </text:list-item>
        <text:list-item>
          <text:p text:style-name="P38">З’явиться екран, який пропонує вибрати тип файлової системи для раніше вибраного вами розділу. Зробіть вибір, а потім натисніть ENTER.</text:p>
        </text:list-item>
        <text:list-item>
          <text:p text:style-name="P39">З’явиться екран, на якому ви побачите попередньо обумовлений шлях для установки, що використовується. Ви можете прийняти запропонований варіант або змінити його. Натисніть ENTER для продовження установки.</text:p>
        </text:list-item>
        <text:list-item>
          <text:p text:style-name="P40">Програма установки перевіряє, чи достатньо у вашій системі місця для операційної системи. Якщо простору достатньо, вона встановлює файли. З’явиться екран із повідомленням про те, що етап установки успішно виконаний. Натисніть ENTER для продовження установки.</text:p>
        </text:list-item>
      </text:list>
      <text:p text:style-name="P31"><text:span text:style-name="T10"/></text:p>
      <text:p text:style-name="P32"><text:span text:style-name="T10">Установіть Windows NT Server:</text:span></text:p>
      <text:list xml:id="list3603277801" text:style-name="L5">
        <text:list-item>
          <text:p text:style-name="P42">З’явиться вікно, яке запитує ваше ім’я і назву вашої організації. Введіть потрібну інформацію. Натисніть ENTER для продовження установки, потім (після перевірки введених вами значень) ще раз натисніть ENTER.</text:p>
        </text:list-item>
        <text:list-item>
          <text:p text:style-name="P43">З’явиться вікно, яке запитує ідентифікаційний номер продукту (Product ID). Введіть будь-яке число, потім клацніть Continue.</text:p>
        </text:list-item>
        <text:list-item>
          <text:p text:style-name="P43">З’явиться вікно Windows NT Server Security Role з просьбою вказати, яку роль</text:p>
          <text:p text:style-name="P44">буде виконувати сервер у вашій мережі. Зробіть вибір, а потім клацніть Continue.</text:p>
        </text:list-item>
        <text:list-item>
          <text:p text:style-name="P45">З’явиться вікно Choose Licensing Mode. Використовуйте Help, щоб уточнити особливості ліцензування мережевого сервера, а потім клацніть Continue.</text:p>
        </text:list-item>
        <text:list-item>
          <text:p text:style-name="P46">З’явиться вікно Licensing Mode. Зробіть вибір, а потім клацніть Continue.</text:p>
        </text:list-item>
        <text:list-item>
          <text:p text:style-name="P47">З’явиться вікно Per Server Licensing. Активізуйте флажок, який вказує на те, що ви згодні з умовами постачальника щодо ліцензування. Клацніть OK – для продовження установки. </text:p>
        </text:list-item>
        <text:list-item>
          <text:p text:style-name="P47">З’явиться запрошення ввести ім’я для вашого комп’ютера. Введіть ім’я для вашого комп’ютера, клацніть Continue, а потім (після перевірки введеного значення) ще раз клацніть Continue.</text:p>
        </text:list-item>
        <text:list-item>
          <text:p text:style-name="P48">З’явиться вікно з пропозицією вказати національну мову, яку ви використовуєте в повсякденній роботі. Зробіть вибір, а потім клацніть Continue.</text:p>
        </text:list-item>
        <text:list-item>
          <text:p text:style-name="P49">З’явиться вікно Set Up Local Printer. Введіть відповідну інформацію про принтер, а потім клацніть Continue.</text:p>
        </text:list-item>
        <text:list-item>
          <text:p text:style-name="P50">З’явиться вікно Intel EtherExpress16 LAN Adapter Card Setup. Використовуйте Help, щоб вивчити параметри цього вікна. Внесіть необхідні зміни в параметри плати мережевого адаптера, а потім клацніть Continue.</text:p>
        </text:list-item>
        <text:list-item>
          <text:p text:style-name="P50">З’явиться вікно з пропозицією вибрати протоколи відповідно до вашої мережі.</text:p>
          <text:p text:style-name="P51">Використайте Help, щоб вивчити можливості різних протоколів. Зробіть вибір, а потім клацніть Continue.</text:p>
        </text:list-item>
        <text:list-item>
          <text:p text:style-name="P52">Після копіювання деякої кількості файлів з’явиться вікно Administrator Account Setup. Введіть відповідну інформацію, а потім клацніть Continue.</text:p>
        </text:list-item>
        <text:list-item>
          <text:p text:style-name="P53">З’явиться вікно Local Account Setup. Введіть необхідну інформацію, а потім клацніть Continue або Cancel.</text:p>
        </text:list-item>
        <text:list-item>
          <text:p text:style-name="P54">З’явиться вікно Date/Time. Клацніть OK для продовження лабораторної роботи.</text:p>
        </text:list-item>
        <text:list-item>
          <text:p text:style-name="P55">З’явиться вікно з повідомленням: програма установки пропонує створити Emergency Repair Disk. Клацніть Yes або No.</text:p>
        </text:list-item>
        <text:list-item>
          <text:p text:style-name="P55">З’явиться вікно Windows NT Setup з повідомленням: установка Windows NT виконана.</text:p>
        </text:list-item>
        <text:list-item>
          <text:p text:style-name="P41">Клацніть Restart. В цей момент можна вибрати будь-який (або всі) із <text:span text:style-name="T19">наступних</text:span> варіантів:</text:p>
        </text:list-item>
      </text:list>
      <text:list xml:id="list982620376" text:style-name="L6">
        <text:list-item>
          <text:list>
            <text:list-item>
              <text:p text:style-name="P56">прочитати контрольний список вашої установки;</text:p>
            </text:list-item>
            <text:list-item>
              <text:p text:style-name="P56">проглянути список сумісного обладнання;</text:p>
            </text:list-item>
            <text:list-item>
              <text:p text:style-name="P56">повторно запустити лабораторну роботу.</text:p>
            </text:list-item>
          </text:list>
        </text:list-item>
      </text:list>
      <text:p text:style-name="P17">Висновки</text:p>
      <text:p text:style-name="P25">TODO</text:p>
      <text:p text:style-name="P18">Контрольні питання</text:p>
      <text:list xml:id="list1989157243" text:style-name="L3">
        <text:list-item>
          <text:p text:style-name="P57">Що таке редиректор, домен?</text:p>
          <text:p text:style-name="P26">TODO</text:p>
        </text:list-item>
        <text:list-item>
          <text:p text:style-name="P57">Що таке PDC, BDC, DHCP?</text:p>
          <text:p text:style-name="P27">TODO</text:p>
        </text:list-item>
        <text:list-item>
          <text:p text:style-name="P57">Вимоги до технічних засобів при встановленні мережевої операційної системи?</text:p>
          <text:p text:style-name="P28">TODO</text:p>
        </text:list-item>
        <text:list-item>
          <text:p text:style-name="P57">Три параметри конфігурації: IP адреса, маска підмережі, шлюз за замовчуванням.</text:p>
          <text:p text:style-name="P29">TODO</text:p>
        </text:list-item>
        <text:list-item>
          <text:p text:style-name="P57">Коректна маска підмережі для мереж (NIC class A, class B, class C).</text:p>
          <text:p text:style-name="P29">TODO</text:p>
        </text:list-item>
        <text:list-item>
          <text:p text:style-name="P57">Протокол за замовчуванням при встановленні Windows NT Server.</text:p>
          <text:p text:style-name="P29">TODO</text:p>
        </text:list-item>
        <text:list-item>
          <text:p text:style-name="P57">Прив’язка протоколів.</text:p>
          <text:p text:style-name="P30">TOD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09T21:10:26.386769487</dc:date>
    <meta:editing-duration>PT21H3M40S</meta:editing-duration>
    <meta:editing-cycles>1614</meta:editing-cycles>
    <meta:generator>LibreOffice/7.2.6.2$Linux_X86_64 LibreOffice_project/20$Build-2</meta:generator>
    <meta:document-statistic meta:table-count="0" meta:image-count="0" meta:object-count="1" meta:page-count="4" meta:paragraph-count="77" meta:word-count="745" meta:character-count="5336" meta:non-whitespace-character-count="4702"/>
  </office:meta>
</office:document-meta>
</file>